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楷体_GB2312" svg:font-family="楷体_GB2312" style:font-family-generic="modern" style:font-pitch="fixed"/>
    <style:font-face style:name="Lohit Devanagari" svg:font-family="'Lohit Devanagari'" style:font-pitch="variable"/>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margin-left="0in" fo:margin-right="0in" fo:line-height="150%" fo:text-indent="0.2945in" style:auto-text-indent="false"/>
    </style:style>
    <style:style style:name="P2" style:family="paragraph" style:parent-style-name="Standard">
      <style:paragraph-properties fo:margin-left="0in" fo:margin-right="0in" fo:line-height="150%" fo:text-indent="0.3937in" style:auto-text-indent="false"/>
    </style:style>
    <style:style style:name="P3" style:family="paragraph" style:parent-style-name="Standard">
      <style:paragraph-properties fo:margin-left="0in" fo:margin-right="0in" fo:line-height="150%" fo:text-indent="0in" style:auto-text-indent="false"/>
    </style:style>
    <style:style style:name="P4" style:family="paragraph" style:parent-style-name="Standard" style:list-style-name="L1"/>
    <style:style style:name="P5" style:family="paragraph" style:parent-style-name="Standard">
      <style:paragraph-properties fo:margin-left="0in" fo:margin-right="0in" fo:line-height="150%" fo:text-indent="0in" style:auto-text-indent="false"/>
    </style:style>
    <style:style style:name="P6" style:family="paragraph" style:parent-style-name="Standard" style:list-style-name="L2">
      <style:paragraph-properties fo:margin-left="0in" fo:margin-right="0in" fo:line-height="150%" fo:text-indent="0in" style:auto-text-indent="false"/>
    </style:style>
    <style:style style:name="P7" style:family="paragraph" style:parent-style-name="Standard" style:list-style-name="L3">
      <style:paragraph-properties fo:margin-left="0in" fo:margin-right="0in" fo:line-height="150%" fo:text-indent="0in" style:auto-text-indent="false"/>
    </style:style>
    <style:style style:name="P8" style:family="paragraph" style:parent-style-name="Standard" style:list-style-name="L4">
      <style:paragraph-properties fo:margin-left="0in" fo:margin-right="0in" fo:line-height="150%" fo:text-indent="0in" style:auto-text-indent="false"/>
    </style:style>
    <style:style style:name="P9" style:family="paragraph" style:parent-style-name="Standard" style:list-style-name="L5">
      <style:paragraph-properties fo:margin-left="0in" fo:margin-right="0in" fo:line-height="150%" fo:text-indent="0in" style:auto-text-indent="false"/>
    </style:style>
    <style:style style:name="P10" style:family="paragraph" style:parent-style-name="Standard" style:list-style-name="L6">
      <style:paragraph-properties fo:margin-left="0in" fo:margin-right="0in" fo:line-height="150%" fo:text-indent="0in"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一章 背景介绍</text:p>
      <text:list xml:id="list4967953051" text:style-name="L1">
        <text:list-item>
          <text:list>
            <text:list-item>
              <text:p text:style-name="P4">项目背景</text:p>
            </text:list-item>
          </text:list>
        </text:list-item>
      </text:list>
      <text:p text:style-name="Standard"/>
      <text:p text:style-name="Standard"/>
      <text:p text:style-name="Standard"/>
      <text:p text:style-name="P2">在计算机科学实践教学中，程序设计联系是重要的一环。随着实践教学比重的逐渐增加，程序设计类作业相对传统作业所占的比例越来越大。伴随互联网络技术和信息技术的发展，学生提交的电子版程序的<text:bookmark text:name="_GoBack"/>抄袭变得前所未有的方便，并且由于程序代码的智力密集性，助教难以利用较少的劳动和时间发现抄袭行为，这在一定程度上对影响了实践环节的教学效果。因而，设计一个可以帮助助教分析学生的作业代码，快速搜寻抄袭证据的系统，对于揭发抄袭行为，吓阻抄袭意图，保证实践教学的效果而言，非常重要。本次研究旨在提供一套完整的解决方案，通过在控制流层面上分析学生提交的作业程序代码，帮助助教发现可能的抄袭行为。</text:p>
      <text:p text:style-name="P1">目前，学界已经研发了一系列反抄袭系统，这些系统可以有效解决相当一部分抄袭问题。但是上述通用系统在处理非常具体的反抄袭任务时，往往不能充分利用任务的特殊性质和额外资源，从而难以达到期望的反抄袭效果。本次研究将着力发掘利用程序设计实践中的特殊性，针对其设计算法，充分利用这些性质，缩减计算资源需求，提高准确性和召回率。</text:p>
      <text:p text:style-name="P1">另外，针对目前已有的各种反抄袭系统的弱点，学生很容易设计出易于操作的反-反抄袭策略，削弱反抄袭系统的效用。本次研究将调查学生常见的代码反-反抄袭的策略，有针对性的加强反抄袭系统，同时对已有的反抄袭算法本身进行算法理论分析，找出其弱点，尽量在新系统中予以解决，使新系统可以作为已有系统的补充选项。</text:p>
      <text:list xml:id="list2097743786" text:style-name="L2">
        <text:list-item>
          <text:list>
            <text:list-item>
              <text:p text:style-name="P6">技术背景</text:p>
              <text:p text:style-name="P6">该系统分为2部分：数据采集子系统和数据分析子系统。数据采集子系统负责处理用户给定的数据集，执行待判断的程序代码，整理控制流数据并将其封装；数据分析子系统分析数据采集系统的输出数据，运用多个算法（用户可选择，可在速度和精确度中均衡）比较处理过的控制流数据，并输出抄袭嫌疑报告。</text:p>
            </text:list-item>
          </text:list>
        </text:list-item>
      </text:list>
      <text:p text:style-name="P3"/>
      <text:p text:style-name="P3">整个解决方案绝大部分是利用一种新型的脚本语言Python实现的。python是一种通用的高级编程语言，设计的重点包括优化代码可读性和易用性。Python具有非常严格的语法要求，并且拥有一个非常庞大完整的标准库和扩展。python支持多种编程范式，主要但不限于面向对象式，命令式和函数式。并且Python是一个<text:soft-page-break/>支持自动内存管理的动态语言，有着非常复杂的自省（类似.Net的反射）功能。在大多数情况下，Python被用作撰写脚本，但依然有很多复杂的应用软件是用它写成的。利用一些转换器，Python代码可以嵌入其他编程语言，或是转换为其他语言的源代码或中间表示形式。本解决方案使用了Python的C语言实现CPython，这是一个开源自由软件。</text:p>
      <text:p text:style-name="P3">在解决方案中两个子系统的链接部分采用的嵌入式数据库SQLite。SQLite是一个满足ACID（原子性，一致性，隔离性和持久性）的关系数据库管理系统，不像很多利用了客户端/服务器模型的数据库，SQLite在运行时没有自己的服务器或客户端的独立实例，SQLite一般作为一个共享库，或是直接以C源代码的形式，嵌入到利用SQLite作为数据存储模块的应用程序中，成为应用程序的一部分。应用程序在处理存储任务时，直接调用SQLite API，这样可以大幅度节约SQLite与其他模块的交互时间，提高应用程序使用数据库功能时的性能，同时降低了应用程序作为解决方案部署的工作难度。SQLite将整个数据库，包括表，索引，数据，存储过程等等直接存储在一个单一的文件或是内存的一个临时的区域内。SQLite通过在写入数据库时锁定整个文件来保证并发正确性。在数据库管理器的实现上，SQLite实现了除触发器，视图写入，和添加删除行这个ALTER TABLE以外的大部分SQL92标准。为了让更多的用户享受到SQLite的功能，很多编程语言都包含了SQLite的包装版，包括C++,C#,java,PHP,Python等。本解决方案使用了SQLite的Python包装版本PySqlite。</text:p>
      <text:p text:style-name="P3">本解决方案需要对源代码进行静态的和运行时的分析，静态分析所用的工具是GCC(GNU编译器集合,GNU Compiler Collection).GCC是在GNU计划中编写的编译器，是GNU计划中大多数软件的标准编译器，也是现代类unix的软件的事实标准编译器。GCC可以运行于非常多的系统平台，包括ARM,x86,PowerPC,System Z等平台和Linux,bsd及各种UNIX实现版本，并且也能为很多系统平台生成目标代码，包括但不限于上述平台和系统。原始的GCC只能编译C语言，在80年代末，GCC逐渐支持编译C++,Ada,Fortran,Java等语言，全称也由GNU C Compiler改为GNU Compiler Collection.为了兼顾各种平台和各种语言，GCC使用了模块化的结构，分为前端，中间段和后端。被编译的代码首先进入前端，GCC在确定语言后调用相应的语言模块将原始代码文本解析处理为中间代码，此中间代码独立于语言，只表示控制流关系。中段负责读入前端生成的语言无关表示代码，进行各种分析，优化工作，最后本段输出利用临时变量的3地址代码。后端因机器不同而不同，不同的体系结构和操作系统的后端模块均是特制的。本段将中段生成的3地址代码转换为目标平台上的二进制代码。本解决方案利用GCC编译代码并且利用前端<text:soft-page-break/>将代码基本块的信息嵌入目标代码，为后续的测量执行提供信息。 </text:p>
      <text:p text:style-name="P3">在分析数据之前，原始数据要经过GCOV的处理。GCOV（GNU覆盖率测试器）是一个代码覆盖率测试程序。配合GCC，利用这个软件，用户可以得知针对特定输入的代码覆盖率情况，包括每行的覆盖次数，分支覆盖次数，转移概率，函数调用次数，块执行时间等信息。该程序可以帮助用户利用这些信息“提示”编译器优化方向，以便构造更有效率的二进制代码。在使用时，用户需要利用GCC编译目标程序，并利用特别的命令嵌入覆盖率测试代码，然后用户按照测试集执行代码，获得一系列覆盖率输出，最后GCOV负责处理这些输出，给出人类可读的报告，本解决方案修改了GCOV，使其输出特定的报告形式，方便后端软件处理。</text:p>
      <text:p text:style-name="P3"/>
      <text:list xml:id="list1374171580" text:style-name="L3">
        <text:list-item>
          <text:list>
            <text:list-item>
              <text:p text:style-name="P7">毕业设计期间工作内容</text:p>
              <text:p text:style-name="P7">我完成毕业设计的过程主要分为5个阶段：</text:p>
              <text:p text:style-name="P7">第一阶段：在这个阶段，我根据任务书明确任务的需求，对整个系统结构进行了解，确认用户的需求，和系统的实现目标。之后，根据用户需求和系统设计要求，我查阅了相关的资料，并收集一些测试数据，手动分析其特征，尝试大致的分析方案，并且学习开发该解决方案的若干软件技术。</text:p>
              <text:p text:style-name="P7">第二阶段，在这个阶段我开始对系统进行总体的设计和调研，撰写关于系统框架的文档，尽可能的了解系统的大致框架。并且根据任务的要求，尝试若干种已有的方案，详细分析优劣，希望对自己的算法设计有所帮助。</text:p>
              <text:p text:style-name="P7">第三阶段，我开始主要模块的具体实现。在设计的过程中我实现了自己的算法，并利用真实的测试集进行测试，尝试优化改进自己的算法。在设计的过程中特别注重软件的模块化，开发时考虑了降低模块的耦合度，提高了可维护性。</text:p>
              <text:p text:style-name="P7">第四阶段，本阶段我开始编写开始软件代码，并完成代码的测试工作。</text:p>
              <text:p text:style-name="P7">第五阶段，撰写论文。</text:p>
              <text:p text:style-name="P7"/>
              <text:p text:style-name="P7">第二章 需求分析</text:p>
              <text:p text:style-name="P7">2.1 <text:tab/>系统结构</text:p>
            </text:list-item>
          </text:list>
        </text:list-item>
      </text:list>
      <text:p text:style-name="P3">（这里画个图描述下面的）该系统分为2个部分，数据采集子系统和数据分析子系统。由于该系统注重于检测算法的实现，在实际运用中，输入和输出都相对简单。数据采集子系统分为两个模块，数据导入模块和数<text:soft-page-break/>据预处理模块。数据导入模块可以选择2个不同的来源：文件集合和数据库。文件集合是用户在存储设备上设置的一系列反抄袭检测所需要的文件，包括待测试程序的源代码，每一个题目所需程序的参考测试数据，还有程序基本情况的清单。数据库指的是在某一特定的关系数据库中的若干张表，这些表存储了待测试程序的源代码和每一个题目所需程序的参考测试数据。用户可以根据实际的使用场景自由的选择其中一个输入方式。无论是哪种输入方式，输入处理模块都会分析数据，将其转化为统一的输出格式供代码分析模块使用。</text:p>
      <text:p text:style-name="P3">数据预处理模块包含了代码编译、执行、分析模块。该模块负责调用合适的编译器编译用户提交的待检测的源代码，按照分析器要求的方式，生成可执行的二进制文件，并由执行子模块设置执行环境，连接该源代码对应的问题的参考测试数据，用该数据作为输入，执行二进制文件，生成原始覆盖率分析报告，最后报告分析模块识读原始覆盖率分析报告，将其转换为本解决方案下一环节可以识别的输入文件。</text:p>
      <text:p text:style-name="P3">数据分析子系统分为两个部分，控制流分析模块和报告模块。控制流分析模块用来依靠分析控制流信息找出可能的抄袭证据。该模块接受上一步的输入文件，经过分析计算后给出输入源代码代码之间的相似度。该模块分为两个子模块：数据结构处理和匹配器。数据结构处理子模块将输入文件转换为抽象的数据结构（控制流图及其附加信息），匹配器负责匹配两两匹配已转换的数据结构，并且给出相似度，匹配器因有多种选择，可以允许用户在执行资源消耗和匹配准确度上权衡选择。报告模块负责将匹配数据排序整理，输出文本报告，报告最有可能互相抄袭的源代码对。</text:p>
      <text:p text:style-name="P3">第三章 总体设计</text:p>
      <text:list xml:id="list344755819" text:style-name="L4">
        <text:list-item>
          <text:list>
            <text:list-item>
              <text:p text:style-name="P8">算法设计</text:p>
              <text:p text:style-name="P8">本解决方案的核心部分是数据分析子系统，该子系统负责分析代码，计算相似度，因而事先的算法分析变得非常重要。</text:p>
              <text:list>
                <text:list-item>
                  <text:p text:style-name="P8">抄袭模型</text:p>
                  <text:p text:style-name="P8">在设计算法之前，对学生在程序设计时间中的常见抄袭做详细的归纳分析，对实际的反抄算法的设计有决定性的帮助。</text:p>
                  <text:p text:style-name="P8">一般而言，我们认为学生在完成自己的程序设计实践作业时，对其他人的程序代码只做一点点修改或是完全不做修改，就直接当作自己的学习成果。因而反抄袭的技术工具的开发重点也应该落在“如何分辨两份代码是否是互相复制的结果”。现在反抄袭系统的进展方向主要是提升已有算法精确度和在更高的思维层次上侦测抄袭行为。对于前者，目前的系统一般采用文本比对的方法，近年来学术界也采用了许多新的，对程序源代码<text:soft-page-break/>分析有针对性的文本匹配算法，可以有效快速的在文本层面上分析代码相似性，但本解决方案不打算在这个方向上钻研，而是选择了后者。</text:p>
                  <text:p text:style-name="P8">在经济学上，分析一个人从事某项事务的收益，一般做法是利用最后的总收入减去该事务运作过程中产生的所有成本，经济学假设每一个人都是自私的，也就是每个人的经济行为都是为了最大化其受益（不仅仅是钱，还有其他因素，比如考试成绩)。在本解决方案涉及的方向上，对于抄袭的学生，在理想的情况下（就是完全没有反作弊监察手段），其作弊行为应为直接复制其他人的源代码，这时其抄袭成本基本为零，收入是“完成了该项考评”，受益几乎全部是由抄袭行为带来的。但是，在有反作弊监察手段的干预下，为了避免抄袭被发觉，学生一般会采取各种手段逃避抄袭监察，这需要花费时间和智力成本，反抄袭监察越严格，为了逃避抄袭监察所采用的手段就越复杂，所消耗的成本就会越高，直到抄袭所消耗的成本超越了抄袭的收入，学生就会放弃抄袭，改用认真独立完成作业的策略。以下是常见的针对自动化反抄袭检查对抗方案：</text:p>
                </text:list-item>
              </text:list>
            </text:list-item>
          </text:list>
        </text:list-item>
      </text:list>
      <text:p text:style-name="P3">1) 任意大规模增加或删除程序注释 </text:p>
      <text:p text:style-name="P3">2) 更改代码内的变量名、函数名、类名等，并用宏定义替换已有的标识名称。 </text:p>
      <text:p text:style-name="P3">3) 更改函数或子程序的位置 </text:p>
      <text:p text:style-name="P3">4) 将子过程展开,手动嵌入至调用子过程的函数中 </text:p>
      <text:p text:style-name="P3">5) 添加大量的无效语句、变量 </text:p>
      <text:p text:style-name="P3">6) 以等效语句替代原语句 </text:p>
      <text:p text:style-name="P3">7）以等价表达式替代原表达式</text:p>
      <text:p text:style-name="P3">目前，无论采用什么算法，基于文本的源代码抄袭检测系统只能有效的处理1，3，4，5这四个方面。部分针对某些程序设计语言实现的基于词法分析或语法分析的抄袭检测系统可以对抗2，北邮ACM实验室之前所使用的反抄袭系统虽然是基于文本分析的，但采取了通过统一重命名所有的英文子串的策略排除了这种干扰。根据上述分析，可以料到，在基于文本的自动化抄袭监察系统盛行的时代，学生只要采用6,7两种方案就可以完全避开抄袭监测系统的检查。因此，目前设计任何反抄袭系统，所应关注的重点是适度提升对高级抄袭手段的侦测能力，而不是在提升较低级抄袭手段的侦测准确度上消耗设计资源。本解决方案就是要重点处理6,7两种对抗方案，用户可以独立使用这个解决方案（因为1-5本质上没有采取6,7的对抗方案，依然不会干扰本解决方案），也可以配合其他基于文本的反抄袭系统，加强系统的智能性。</text:p>
      <text:p text:style-name="P3">（如果字不够在这里再详细说说6,7的抄袭方法）</text:p>
      <text:p text:style-name="P3"><text:soft-page-break/>3.1.2<text:tab/>检测方案</text:p>
      <text:p text:style-name="P3">虽然解决6,7两点非常有吸引力，但是其难度也是空前的，要求反抄袭系统分析代码的深层次含义，并且可以在两个”深层次含义“中间进行匹配，量化出相似度。这个问题可以分为2部分：含义表达和表达匹配。前者的目标是提取特征，尽可能逼近原始含义的的衡量代码，后者的目标是比较这些特征，尽可能准确的计算相似度。</text:p>
      <text:p text:style-name="P3">在含义表达环节，考虑到学生可以使用完全改写每一句源代码的方式逃避反作弊检查，因此本解决方案并不打算直接处理源代码，取而代之的是，通过编译器实先编译源代码，并从中较高层次的信息，并对其加以分析。</text:p>
      <text:p text:style-name="P3">在编译理论里，控制流图可以很好的表达代码的执行意图，控制流图是指程序代码在执行过程中的所有可能执行的代码路径的一种有向图表示，在编译器中，他是一个抽象的数据结构，用于代码优化，分析等功能。在控制流图中，每个节点代表一个基本块，一般的，在同一个块内的代码，要么一起执行，要么全不执行，边代表代码执行的可能路径，如果一个块有若干个入度，每一个入度的源为a1,a2,...,an，代表该代码块可能在a1,a2,...,an块执行后跳转进入，如果一个快有若干个出度，代表该块内有条件转移语句，由该语句决定代码的下一个执行块。</text:p>
      <text:p text:style-name="P3">理论上，针对两个待检查的程序源代码，由编译器编译并绘制控制流图，然后比对两个图的相似度，就可以在逻辑层面判断两端代码是否互相抄袭，这个方法完全不考虑源代码本身，避免了文本修改和代码替换造成的文本不一致对判断结果的干扰。但是，比对两个图的相似度是一个非常消耗计算资源的过程。即使是其简化问题，判断两个图是否同构（指若有图G1和G2, 它们的顶点集和边集之间都分别建立了一一对应的关系，并且G1的两顶点间的边对应G2对应顶点间的边，则称图G1和G2互为同构），根据目前计算复杂度理论的证明，该问题是NP完全的。因而我们要找一个近似的比对方案，节约计算量而保留重要信息。</text:p>
      <text:p text:style-name="P3">通过对代码的观察，我们可以发现，在代码中决定控制流的一个非常重要的因素是条件分支，包括条件判断，条件循环控制在内的一些语句是实现他们的重要途径，这些语句构成了代码逻辑思想的核心部分。因此，我们只需要收集足够的信息来描述条件分支，就可以在很大程度上描述整个控制流图甚至整个程序的性质。</text:p>
      <text:p text:style-name="P3">根据这个思路，我们可以构建相似度判断算法的大致框架：首先编译代码，得到控制流图，然后分析图中所有出度不为一的基本块（代表该基本块中包含了条件分支语句），量化这些块的入边和出边信息，最后与其他代码产生的类似信息比对，给出近似的相似度判断结果。</text:p>
      <text:p text:style-name="P3"><text:soft-page-break/>通过分析目前已有的判断图同构的算法，我们可以发现，这些算法会分析单一顶点的前驱和后继节点的信息，给出可能的匹配尝试，我们的基本块匹配也将参考这个做法。但是，在传统的图同构算法中，如果顶点的前驱，后继节点在算法判断的角度上过于相似，就会造成大量的回溯，这就是传统图同构算法需要耗费大量计算资源的根本原因。现在学术界研发的较新的图同构优化算法，其核心研究热点就是如何给匹配节点的过程添加足够有效的启发信息，使得匹配过程可以适当的考虑全局形势，避免失败产生回溯浪费计算资源，我们将沿着这个思路。在本解决方案中，由于我们要处理的有向图是特殊的，是由程序源代码生成的控制流图，我们可以利用这个性质来提供额外的启发信息，加速运算。</text:p>
      <text:p text:style-name="P3">当我们给定一个数据集合，用该数据集合作为输入，执行一个计算机程序的过程中，我们可以通过调试器或是覆盖率检测器监测其代码执行顺序，这个执行顺序就是程序针对特定数据的控制流。根据上面的论证，我们只关心控制流图中的条件分支部分的特征，为了收集足够的匹配用启发数据，我们可以考虑在程序运行时期（动态）收集控制流在条件分支部分的覆盖情况，包括命中次数，各分支命中几率等信息。</text:p>
      <text:p text:style-name="P3">在收集信息之后，我们要量化这些分支信息，供匹配器使用。根据代码的性质，量化的具体要求是，要保留控制流在条件分支处的唯一性的指纹，又要考虑到两份互相抄袭的程序的微小不同（尤其针对上面所说的以等价表达式替代原表达式甚至是将代码段替换为本质一样的其他代码段），这个量化算法要有足够的鲁棒性，对此，我的量化方案是：</text:p>
      <text:p text:style-name="P3">1.输入参考的测试数据，完整的运行整个程序。</text:p>
      <text:p text:style-name="P3">2.在程序运行的过程中，挂载覆盖率检查软件。</text:p>
      <text:p text:style-name="P3">3.抽出控制流图中的每一个条件分支，根据每个分支的执行次数，计算每个分支的概率。</text:p>
      <text:p text:style-name="P3">4.将概率在[0.05,0.95]以外的分支去掉。</text:p>
      <text:p text:style-name="P3">5.将每一个分支的命中概率分别对0.1,0.3,0.7,0.9求差，选出绝对值最小的一项</text:p>
      <text:p text:style-name="P3">6.对每个分支按照5产生的值求和。</text:p>
      <text:p text:style-name="P3">按照这个量化方案，每一个分支都会有一个大于1的权值。计算量化值这一步的复杂度分析如下：假设程序代码包含了n个分支节点，假设每一个节点都对其他节点产生了有效的条件转移（指转移的分支不会被上述第4步去掉），那么计算一个节点的量化值的复杂度是O(n)，完整的计算需要O(n^2)，当然，没有哪个实际存在的程序有着如此密集的条件转移，假设一个程序的分支节点的分支数符合负指数分布，平均分支数为k，可知该量化算法的平均复杂度是O(kn)，一般而言，k可以取较小的常数。</text:p>
      <text:p text:style-name="P3"><text:soft-page-break/>为了让用户根据实际需求，可以在准确度和运行速度之间找到合适的平衡点，本解决方案实现了3种不同的量化整合和匹配算法。</text:p>
      <text:list xml:id="list1491462293" text:style-name="L5">
        <text:list-item>
          <text:list>
            <text:list-item>
              <text:list>
                <text:list-item>
                  <text:list>
                    <text:list-item>
                      <text:p text:style-name="P9">NAIVE算法</text:p>
                    </text:list-item>
                  </text:list>
                </text:list-item>
              </text:list>
            </text:list-item>
          </text:list>
        </text:list-item>
      </text:list>
      <text:p text:style-name="P3">该算法的运行速度最快，但是准确度欠佳。在上一步所述的条件分支节点量化之后，每一份待检测的程序源代码会被转换为一个正数集合，这个集合包含了每一个量化植大于0.001的条件分支节点的量化值。这个集合将代表原始的程序源代码进入下面的匹配算法。</text:p>
      <text:p text:style-name="P3">我们的匹配算法采用了动态规划的思想，动态规划是一种在数学和计算机科学中使用的，用于求解包含重叠子问题的最优化问题的方法。其基本思想是，将原问题分解为相似的子问题，在求解的过程中通过子问题的解求出原问题的解。动态规划的思想是多种算法的基础，被广泛应用于计算机科学和工程领域。比较著名的应用实例有：求解最短路径问题，背包问题，项目管理，网络流优化等。动态规划在查找有很多重叠子问题的情况的最优解时有效。它将问题重新组合成子问题。为了避免多次解决这些子问题，它们的结果都逐渐被计算并被保存，从简单的问题直到整个问题都被解决。因此，动态规划保存递归时的结果，因而不会在解决同样的问题时花费时间。动态规划只能应用于有最优子结构的问题。最优子结构的意思是局部最优解能决定全局最优解(对有些问题这个要求并不能完全满足，故有时需要引入一定的近似)。简单地说，问题能够分解成子问题来解决。在本解决算法中，我们采用了类似最长公共子序列的动态规划算法。</text:p>
      <text:p text:style-name="P3">首先我们定义节点间的相似度函数，当我们进行匹配时，两个节点的相似度diffv_navie(a,b)=10.0/(0.1+math.fabs(a-b))，然后，我们将代表两个源代码A,B的量化值集合{an}和{bn}由大到小排序，得到两个数列la,lb，我们使用以下的递推式计算最终的相似度： </text:p>
      <text:p text:style-name="P3">F=diffv_naive</text:p>
      <text:p text:style-name="P3">la=sort({an}),lb=sort({bn})</text:p>
      <text:p text:style-name="P3"><text:s/>m[i][j]=max(m[i-1][j-1]+F(la[i-1],lb[j-1]),m[i-1][j] if j&lt;b else 0.0,m[i][j-1] if i&lt;a else 0.0)</text:p>
      <text:p text:style-name="P3">s=match_naive({an},{bn},F(x,y))=m[a][b]，</text:p>
      <text:p text:style-name="P3">其中，a为源代码A的长度，b为源代码B的长度，F(x,y)是lambda表达式，代表两节点间相似度计算函数，在这里是diffv_naive，最后，相似度存储在s中，这个值将作为两份代码互相抄袭的嫌疑值提交到最后的报告生成环节。</text:p>
      <text:p text:style-name="P3">下面是这个算法的复杂度分析如下：假设两份代码基本等长，有n个分支节点，在计算相似度的过程中，上面的算法需要填充m[i][j](0&lt;=i&lt;=a,0&lt;j&lt;=b)各一次，在每次填充时的读取次数是常量，计算量也是常量，<text:soft-page-break/>所以整个算法的时间复杂度是O(n^2)。</text:p>
      <text:list xml:id="list1450524195" text:style-name="L6">
        <text:list-item>
          <text:list>
            <text:list-item>
              <text:list>
                <text:list-item>
                  <text:list>
                    <text:list-item>
                      <text:p text:style-name="P10">ADVANCED算法</text:p>
                      <text:p text:style-name="P10">在测试NAIVE算法的过程中，我发现了一个影响精确度的重要问题：很多节点的相似度差距非常的近，这可以利用二八定理解释：大多数的条件转移有着非常单一的偏置的转移方向，在典型的计算机程序里我们可以看到，很多的1/0条件分支的某一个转移方向的概率远远大于另一个方向，虽然在量化的过程中，我们抛弃了所有的产生极端转移的条件分支节点，但是剩下的节点足够集中到让干扰匹配算法不能良好的区分量化值接近的不同的条件转移节点带来的量化值差异和由于逃避作弊审查产生的代码修改对相同节点的量化值影响，于是，在计算节点差别的过程中，我在直接比对量化值以外又加入了对其前驱节点量化值的匹配过程。于是，相对NAIVE算法，ADVANCED算法的两节点间相似度函数为：</text:p>
                      <text:p text:style-name="P10">diffv_advanced(Ai,Aj)=diffv_naive(Ai.val,Aj.val)+3*match_naive(Ai.prev,Aj.prev)</text:p>
                      <text:p text:style-name="P10">其中，Ai.val代表节点i的量化值，Ai.prev代表节点Ai的前驱节点的量化值集合。</text:p>
                      <text:p text:style-name="P10">随后我们进行量化值集合匹配：s=match_advanced(A,B)=match_naive(A,B,diffv_advanced)，这里又一次使用了类似最长公共子序列的的动态规划算法。S这个值将作为两份代码互相抄袭的嫌疑值提交到最后的报告生成环节。</text:p>
                      <text:p text:style-name="P10">在实现环节，由于我们生成的控制流图的过程中没有生成前驱节点信息，因而我们要对节点进行拓扑排序，再按照拓扑序标记每个节点的前驱节点。注意，拓扑序仅用于DAG(有向无环图），在拓扑排序前需要深度遍历控制流图，删除所有的回指的转移路径。</text:p>
                      <text:p text:style-name="P10">下面是这个算法的复杂度分析：假设两个程序的条件分支数几乎相同，量级为n，执行拓扑排序和事先去除回边的算法的时间复杂度为O(n)，假设每个包含条件分支的块可以有意义地转移到其他所有块，那么，执行diffv_advanced的时间复杂度是O(n^2)(证明同上一节的 match_naive({an},{bn},diffv(x,y)))，而最终的匹配需要调用O(n^2)次diffv_advanced，所以总体的时间复杂度是O(n^4)。但是有效的程序是不存在如此密集的条件转移的，假设程序的条件分支节点的分支个数符合负指数分布，平均有k个分支，那最终的时间复杂度为O((kn)^2)，一般k很小，可以取常数，结果为O(n^2).</text:p>
                    </text:list-item>
                    <text:list-item>
                      <text:p text:style-name="P10">INSANE算法</text:p>
                      <text:p text:style-name="P10">虽然我们通过ADVANCED算法已经得到了较满意的结果，但是分析匹配过程中，我们对量化值集合使用了排序+类最长公共子序列的匹配算法，实际上这个算法是基于贪心的，并不能求出最优的匹配（只能找到<text:soft-page-break/>次优解），为了达到理论上的最佳匹配结果，我们构建这样的的图论模型：假设有二分图G(A,B,F(x,y))，A,B代表个程序的条件分支节点，为二分图的两个顶点群，然后，我们在每一个Ai和Bj间连边，边权为F(x,y)=diffv(Ai.val,Bj.val)，为Ai节点和Bj节点的量化值差异，最后我们尝试找出A,B的一个最大权匹配{E}，使得E中的边的权值和最大，并且E中不存在两条边共享同一个Ai或 Bj。解决这个问题可以使用K-M算法。(如果字数不够在这里写上KM的过程），整个INSANE算法为 match_advance({An},{Bn},F(x,y))=KM(G(A,B,F(x,y))。</text:p>
                      <text:p text:style-name="P10">这个算法的时间复杂度就是KM的时间复杂度，一般认为是O(n^4)，如果采用了slack优化，可以降为O(n^3).</text:p>
                      <text:p text:style-name="P10"/>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楷体_GB2312" svg:font-family="楷体_GB2312" style:font-family-generic="modern" style:font-pitch="fixed"/>
    <style:font-face style:name="Lohit Devanagari" svg:font-family="'Lohit Devanagari'" style:font-pitch="variable"/>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letter-kerning="true"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letter-kerning="true"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pland </meta:initial-creator>
    <meta:creation-date>2012-05-27T18:12:30</meta:creation-date>
    <meta:generator>LibreOffice/3.4$Unix LibreOffice_project/340m1$Build-502</meta:generator>
    <dc:date>2012-05-30T03:03:04</dc:date>
    <dc:creator>grapland </dc:creator>
    <meta:editing-duration>PT23H3M8S</meta:editing-duration>
    <meta:editing-cycles>36</meta:editing-cycles>
    <meta:document-statistic meta:table-count="0" meta:image-count="0" meta:object-count="0" meta:page-count="10" meta:paragraph-count="77" meta:word-count="2415" meta:character-count="9696" meta:non-whitespace-character-count="10552"/>
  </office:meta>
</office:document-meta>
</file>